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70389" officeooo:paragraph-rsid="0017038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6c4d" officeooo:paragraph-rsid="001c6c4d" style:font-weight-asian="bold" style:font-weight-complex="bold"/>
    </style:style>
    <style:style style:name="P3" style:family="paragraph" style:parent-style-name="Standard">
      <style:text-properties fo:font-weight="bold" officeooo:rsid="001e277c" officeooo:paragraph-rsid="001e277c" style:font-weight-asian="bold" style:font-weight-complex="bold"/>
    </style:style>
    <style:style style:name="P4" style:family="paragraph" style:parent-style-name="Standard">
      <style:text-properties fo:font-weight="bold" officeooo:rsid="001f2484" officeooo:paragraph-rsid="001f248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0aa94" officeooo:paragraph-rsid="0020aa9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aa94" officeooo:paragraph-rsid="0020aa9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3a9bd" officeooo:paragraph-rsid="0023a9b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3a9bd" officeooo:paragraph-rsid="0023a9b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c6d9" officeooo:paragraph-rsid="0024c6d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4c6d9" officeooo:paragraph-rsid="0024c6d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5dfa3" officeooo:paragraph-rsid="0025dfa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78a3f" officeooo:paragraph-rsid="00278a3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78a3f" officeooo:paragraph-rsid="00278a3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49e5a" officeooo:paragraph-rsid="00249e5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d1bf9" officeooo:paragraph-rsid="002d1bf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a0837" officeooo:paragraph-rsid="00297f6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70389" officeooo:paragraph-rsid="00170389" style:font-size-asian="18pt" style:font-weight-asian="bold" style:font-size-complex="18pt" style:font-weight-complex="bold"/>
    </style:style>
    <style:style style:name="P18" style:family="paragraph" style:parent-style-name="Standard">
      <style:text-properties fo:font-weight="normal" officeooo:rsid="001e277c" officeooo:paragraph-rsid="001e277c" style:font-weight-asian="normal" style:font-weight-complex="normal"/>
    </style:style>
    <style:style style:name="P19" style:family="paragraph" style:parent-style-name="Standard">
      <style:text-properties fo:font-weight="normal" officeooo:rsid="001f2484" officeooo:paragraph-rsid="001f248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0aa94" officeooo:paragraph-rsid="0020aa94" style:font-weight-asian="normal" style:font-weight-complex="normal"/>
    </style:style>
    <style:style style:name="P21" style:family="paragraph" style:parent-style-name="Standard">
      <style:text-properties fo:font-weight="normal" officeooo:rsid="001c6c4d" style:font-weight-asian="normal" style:font-weight-complex="normal"/>
    </style:style>
    <style:style style:name="P22" style:family="paragraph" style:parent-style-name="Standard">
      <style:text-properties fo:font-weight="normal" officeooo:rsid="001c6c4d" officeooo:paragraph-rsid="001c6c4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3a9bd" officeooo:paragraph-rsid="0023a9b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49e5a" officeooo:paragraph-rsid="00249e5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4c6d9" officeooo:paragraph-rsid="0024c6d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5dfa3" officeooo:paragraph-rsid="0025dfa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78a3f" officeooo:paragraph-rsid="00278a3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97f66" officeooo:paragraph-rsid="00297f6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6c4d" officeooo:paragraph-rsid="001c6c4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b9fb3" officeooo:paragraph-rsid="002b9fb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d1bf9" officeooo:paragraph-rsid="002d1bf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2d1bf9" officeooo:paragraph-rsid="002d1bf9" fo:background-color="#000000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text-underline-style="none" fo:font-weight="bold" officeooo:rsid="002d1bf9" officeooo:paragraph-rsid="002d1bf9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2d1bf9" officeooo:paragraph-rsid="002d1bf9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style:text-underline-style="none" fo:font-weight="bold" officeooo:rsid="002b9fb3" officeooo:paragraph-rsid="002b9fb3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2d1bf9" officeooo:paragraph-rsid="002d1bf9" fo:background-color="#00000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2d7270" officeooo:paragraph-rsid="002d7270" fo:background-color="#ffffff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06f39" officeooo:paragraph-rsid="00306f39" fo:background-color="#fffff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1ae8c" officeooo:paragraph-rsid="0031ae8c" fo:background-color="#fffff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28f46" officeooo:paragraph-rsid="00328f46" fo:background-color="#ffffff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3e9f1" officeooo:paragraph-rsid="0033e9f1" fo:background-color="#fffff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47bb8" officeooo:paragraph-rsid="00347bb8" fo:background-color="#ffffff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2d7270" officeooo:paragraph-rsid="002d7270" fo:background-color="#ffffff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06f39" officeooo:paragraph-rsid="00306f39" fo:background-color="#ffffff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06f39" officeooo:paragraph-rsid="00306f39" fo:background-color="#ffffff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1ae8c" officeooo:paragraph-rsid="0031ae8c" fo:background-color="#ffffff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1ae8c" officeooo:paragraph-rsid="0031ae8c" fo:background-color="#ffffff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28f46" officeooo:paragraph-rsid="00328f46" fo:background-color="#ffffff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28f46" officeooo:paragraph-rsid="00328f46" fo:background-color="#ffffff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3e9f1" officeooo:paragraph-rsid="0033e9f1" fo:background-color="#ffffff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47bb8" officeooo:paragraph-rsid="00347bb8" fo:background-color="#ffffff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47bb8" officeooo:paragraph-rsid="00347bb8" fo:background-color="#ffffff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539c5" officeooo:paragraph-rsid="003539c5" fo:background-color="#ffffff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06f39" officeooo:paragraph-rsid="00306f39" fo:background-color="#000000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ff6600" style:text-underline-style="none" fo:font-weight="normal" officeooo:rsid="002d7270" officeooo:paragraph-rsid="002d7270" fo:background-color="#000000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2a0837" officeooo:paragraph-rsid="002a0837" style:font-weight-asian="bold" style:font-weight-complex="bold"/>
    </style:style>
    <style:style style:name="P57" style:family="paragraph" style:parent-style-name="Standard" style:list-style-name="L1">
      <style:text-properties fo:font-weight="normal" officeooo:rsid="001c6c4d" officeooo:paragraph-rsid="001c6c4d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47bb8" officeooo:paragraph-rsid="00347bb8" fo:background-color="#ffffff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6fc41" officeooo:paragraph-rsid="0036fc41" fo:background-color="#ffffff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6fc41" officeooo:paragraph-rsid="0036fc41" fo:background-color="#ffffff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a2d48" officeooo:paragraph-rsid="003a2d48" fo:background-color="#ffffff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cd4c8" officeooo:paragraph-rsid="003cd4c8" fo:background-color="#ffffff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d3f07" officeooo:paragraph-rsid="003d3f07" fo:background-color="#ffffff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d3f07" officeooo:paragraph-rsid="003d3f07" fo:background-color="#ffffff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3db797" officeooo:paragraph-rsid="003db797" fo:background-color="#ffffff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3f1856" officeooo:paragraph-rsid="003f1856" fo:background-color="#ffffff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402135" officeooo:paragraph-rsid="00402135" fo:background-color="#ffffff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style:use-window-font-color="true" style:text-underline-style="none" fo:font-weight="bold" officeooo:rsid="0041b773" officeooo:paragraph-rsid="0041b773" fo:background-color="#ffffff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41d208" officeooo:paragraph-rsid="0041d208" fo:background-color="#ffffff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style:use-window-font-color="true" style:text-underline-style="none" fo:font-weight="bold" officeooo:rsid="0043149a" officeooo:paragraph-rsid="0043149a" fo:background-color="#ffffff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6fc41" officeooo:paragraph-rsid="0036fc41" fo:background-color="#ffffff" style:font-weight-asian="normal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use-window-font-color="true" style:text-underline-style="none" fo:font-weight="normal" officeooo:rsid="0036fc41" officeooo:paragraph-rsid="0036fc41" fo:background-color="#ffffff" style:font-weight-asian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use-window-font-color="true" style:text-underline-style="none" fo:font-weight="normal" officeooo:rsid="0036fc41" officeooo:paragraph-rsid="0036fc41" fo:background-color="#ffffff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use-window-font-color="true" style:text-underline-style="none" fo:font-weight="normal" officeooo:rsid="00385f64" officeooo:paragraph-rsid="00385f64" fo:background-color="#ffffff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85f64" officeooo:paragraph-rsid="00385f64" fo:background-color="#ffffff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a2d48" officeooo:paragraph-rsid="003a2d48" fo:background-color="#ffffff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use-window-font-color="true" style:text-underline-style="none" fo:font-weight="normal" officeooo:rsid="003a2d48" officeooo:paragraph-rsid="003a2d48" fo:background-color="#ffffff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cd4c8" officeooo:paragraph-rsid="003cd4c8" fo:background-color="#ffffff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d3f07" officeooo:paragraph-rsid="003d3f07" fo:background-color="#ffffff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db797" officeooo:paragraph-rsid="003db797" fo:background-color="#ffffff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3f1856" officeooo:paragraph-rsid="003f1856" fo:background-color="#ffffff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02135" officeooo:paragraph-rsid="00402135" fo:background-color="#ffffff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1b773" officeooo:paragraph-rsid="0041b773" fo:background-color="#ffffff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use-window-font-color="true" style:text-underline-style="none" fo:font-weight="normal" officeooo:rsid="0041d208" officeooo:paragraph-rsid="0041d208" fo:background-color="#ffffff" style:font-weight-asian="normal" style:font-weight-complex="normal"/>
    </style:style>
    <style:style style:name="P85" style:family="paragraph" style:parent-style-name="Standard" style:list-style-name="L3">
      <style:paragraph-properties fo:text-align="start" style:justify-single-word="false"/>
      <style:text-properties style:use-window-font-color="true" style:text-underline-style="none" fo:font-weight="normal" officeooo:rsid="0041d208" officeooo:paragraph-rsid="0041d208" fo:background-color="#ffffff" style:font-weight-asian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3cd4c8" officeooo:paragraph-rsid="003cd4c8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41d208" officeooo:paragraph-rsid="0041d208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officeooo:rsid="003cd4c8" officeooo:paragraph-rsid="003cd4c8"/>
    </style:style>
    <style:style style:name="P89" style:family="paragraph" style:parent-style-name="Table_20_Contents">
      <style:paragraph-properties fo:text-align="start" style:justify-single-word="false"/>
      <style:text-properties officeooo:rsid="0041d208" officeooo:paragraph-rsid="0041d208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41d208" officeooo:paragraph-rsid="0041d20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0837" style:font-weight-asian="bold" style:font-weight-complex="bold"/>
    </style:style>
    <style:style style:name="T4" style:family="text">
      <style:text-properties fo:font-weight="bold" officeooo:rsid="002fda49" style:font-weight-asian="bold" style:font-weight-complex="bold"/>
    </style:style>
    <style:style style:name="T5" style:family="text">
      <style:text-properties fo:font-weight="bold" officeooo:rsid="00328f46" style:font-weight-asian="bold" style:font-weight-complex="bold"/>
    </style:style>
    <style:style style:name="T6" style:family="text">
      <style:text-properties officeooo:rsid="002a0837"/>
    </style:style>
    <style:style style:name="T7" style:family="text">
      <style:text-properties officeooo:rsid="002d1bf9"/>
    </style:style>
    <style:style style:name="T8" style:family="text">
      <style:text-properties officeooo:rsid="002ffdd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41d208" style:font-weight-asian="bold" style:font-weight-complex="bold"/>
    </style:style>
    <style:style style:name="T12" style:family="text">
      <style:text-properties officeooo:rsid="00328f46"/>
    </style:style>
    <style:style style:name="T13" style:family="text">
      <style:text-properties officeooo:rsid="0041d2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HELL SCRIPTING</text:p>
      <text:p text:style-name="P1"/>
      <text:p text:style-name="P1"/>
      <text:p text:style-name="P29">SHELL</text:p>
      <text:p text:style-name="P2"/>
      <text:p text:style-name="P21">O shell é um programa do usuário, que oferecem uma interface personalizável para seu sistema.Além disso, os shells:</text:p>
      <text:p text:style-name="P21"/>
      <text:list xml:id="list8305455333894943060" text:style-name="L1">
        <text:list-item>
          <text:p text:style-name="P57">São uma interface de texto e interativa para o sistema operacional - “intérprete de comandos”</text:p>
        </text:list-item>
        <text:list-item>
          <text:p text:style-name="P57">São um ambiente de execução de outros programas, consistindo em um numero de variaveis de ambiente</text:p>
        </text:list-item>
        <text:list-item>
          <text:p text:style-name="P57">Oferecem suas linguagens de programação; <text:s/>programas completos podem ser escritos nas linguagens dos shells;</text:p>
          <text:p text:style-name="P57"/>
        </text:list-item>
      </text:list>
      <text:p text:style-name="P22"/>
      <text:p text:style-name="P3">Conceitos básicos</text:p>
      <text:p text:style-name="P3"/>
      <text:p text:style-name="P18">Os shells são personalizáveis, podendo-se ajustar o ambiente operacional.</text:p>
      <text:p text:style-name="P18">Sao distintos do kernel.</text:p>
      <text:p text:style-name="P18">Executados para uso interativo pelos usuários, e para uso não-interativo pelo sistema.</text:p>
      <text:p text:style-name="P18">Usam vários arquivos de configuração para seus ambientes operacionais.</text:p>
      <text:p text:style-name="P18">Podem ser executados dentro de outros shells.</text:p>
      <text:p text:style-name="P18"/>
      <text:p text:style-name="P4">Variaveis de Ambiente</text:p>
      <text:p text:style-name="P4"/>
      <text:p text:style-name="P19">Vários programas precisam de informações sobre o usuário e suas preferências para poderem rodar. Para evitar que você tenha de passar esses dados a cada comando que executa (ex.: caminhos de diretorios de bibliotecas), o shell cria um ambiente operacional composto de inumeras variaveis.</text:p>
      <text:p text:style-name="P19">Essas variaveis contem valores que são usados pelos programas e por outros shells.</text:p>
      <text:p text:style-name="P19">Ha dois tipos de variaveis de ambiente:</text:p>
      <text:p text:style-name="P19">- Variaveis de ambiente globais</text:p>
      <text:p text:style-name="P19">- Variaveis do shell (locais)</text:p>
      <text:p text:style-name="P19"/>
      <text:p text:style-name="P5">Variaveis Globais</text:p>
      <text:p text:style-name="P5"/>
      <text:p text:style-name="P6">PATH – <text:span text:style-name="T1">Lista de diretorios de programas executaveis</text:span></text:p>
      <text:p text:style-name="P6">USERNAME – <text:span text:style-name="T1">Nome do usuario logado</text:span></text:p>
      <text:p text:style-name="P6">TERM – <text:span text:style-name="T1">Tipo de terminal ou janela de terminal em uso</text:span></text:p>
      <text:p text:style-name="P6">HOME – <text:span text:style-name="T1">Diretorio Home do usuario atual</text:span></text:p>
      <text:p text:style-name="P6">UID – <text:span text:style-name="T1">UID do usuario local</text:span></text:p>
      <text:p text:style-name="P6">RANDOM – <text:span text:style-name="T1">Gera um numero aleatorio</text:span></text:p>
      <text:p text:style-name="P6">LANG – <text:span text:style-name="T1">Idioma, especificado como local</text:span></text:p>
      <text:p text:style-name="P20"/>
      <text:p text:style-name="P6"><text:span text:style-name="T1">Os comandos </text:span>env <text:span text:style-name="T1">e </text:span>printenv <text:span text:style-name="T1">mostram as variaveis de ambiente no terminal.</text:span></text:p>
      <text:p text:style-name="P6"><text:span text:style-name="T1">Para criar uma variavel global, crie uma local e depois exporte-a com o comando </text:span>export</text:p>
      <text:p text:style-name="P6"/>
      <text:p text:style-name="P5"/>
      <text:p text:style-name="P5"/>
      <text:p text:style-name="P5"><text:soft-page-break/>Variaveis do Shell</text:p>
      <text:p text:style-name="P5"/>
      <text:p text:style-name="P20">São como “variaveis locais”, pois são especificas do shell atual.</text:p>
      <text:p text:style-name="P20">Outros programas e shells não os herdam.</text:p>
      <text:p text:style-name="P20">Ex.: SECONDS – n° de segundos desde que o shell foi iniciado </text:p>
      <text:p text:style-name="P20"/>
      <text:p text:style-name="P7">Arrays de Ambiente</text:p>
      <text:p text:style-name="P7"/>
      <text:p text:style-name="P23">Variaveis de ambiente podem ser usadas com arrays-variaveis que podem armazenar multiplos valores.</text:p>
      <text:p text:style-name="P23"/>
      <text:p text:style-name="P23">Criando um array ==&gt; <text:span text:style-name="T2">testeArray(laranja morango acerola abacaxi)</text:span></text:p>
      <text:p text:style-name="P8"/>
      <text:p text:style-name="P23">Para acessar um elemento no array, use seu numero de índice (entre colchetes) contando a partir de zero (todo o conjunto entre chaves):</text:p>
      <text:p text:style-name="P23"/>
      <text:p text:style-name="P23">Exibindo o elemento no indice 1 do <text:span text:style-name="T2">testeArray ==&gt; echo ${testeArray[1]}</text:span></text:p>
      <text:p text:style-name="P8"/>
      <text:p text:style-name="P23">Para mostrar todo o conteudo do array, use o asterisco* no lugar do índice:</text:p>
      <text:p text:style-name="P23"/>
      <text:p text:style-name="P23">Exibindo todos os elementos do <text:span text:style-name="T2">testeArray ==&gt; echo ${testeArray[*]}</text:span></text:p>
      <text:p text:style-name="P8"/>
      <text:p text:style-name="P24">Para alterar valores de uma posição específica ==&gt; <text:span text:style-name="T2">testeArray[2]=banana</text:span></text:p>
      <text:p text:style-name="P14"/>
      <text:p text:style-name="P24">Remover itens individuais ==&gt; <text:span text:style-name="T2">unset testeArray[2]</text:span></text:p>
      <text:p text:style-name="P14"/>
      <text:p text:style-name="P24">Remover o array todo: <text:span text:style-name="T2">unset testeArray[*]</text:span></text:p>
      <text:p text:style-name="P14"/>
      <text:p text:style-name="P10">Aliases</text:p>
      <text:p text:style-name="P10"/>
      <text:p text:style-name="P25">É possivel definir um alias para um comando ou sequencia de comandos usados com frequencia</text:p>
      <text:p text:style-name="P25"/>
      <text:p text:style-name="P9">alias mo=’more’</text:p>
      <text:p text:style-name="P9">alias lshome=’cd/home;ls’</text:p>
      <text:p text:style-name="P9"/>
      <text:p text:style-name="P25">Tambem permite modificar o comportamento padrao de um comando</text:p>
      <text:p text:style-name="P25"/>
      <text:p text:style-name="P11">alias lsl=’ls-l’</text:p>
      <text:p text:style-name="P11"/>
      <text:p text:style-name="P26">Para listar os aliases criados, digite <text:span text:style-name="T2">alias </text:span>sem parametros. Por padrão, os aliases são locais ao shell e não são repassados a outros programas.</text:p>
      <text:p text:style-name="P26">Para excluir um alias criado, use <text:span text:style-name="T2">analias nome_alias</text:span></text:p>
      <text:p text:style-name="P15"/>
      <text:p text:style-name="P13"/>
      <text:p text:style-name="P13">Funções</text:p>
      <text:p text:style-name="P13"/>
      <text:p text:style-name="P27">O bash também permite trabalhar com funções, que são parecidas com os aliases – mas em vez de comandos, temos pequenos programas.</text:p>
      <text:p text:style-name="P27"/>
      <text:p text:style-name="P27"/>
      <text:p text:style-name="P27"><text:soft-page-break/>Sintaxe:</text:p>
      <text:p text:style-name="P12">nome_função() {comandos}</text:p>
      <text:p text:style-name="P12"/>
      <text:p text:style-name="P27">Exemplo:</text:p>
      <text:p text:style-name="P12">palavra() {</text:p>
      <text:p text:style-name="P12">&gt; cd /home/fabio</text:p>
      <text:p text:style-name="P12">&gt; echo ‘Linha acrescentada’ &gt;&gt; teste_func</text:p>
      <text:p text:style-name="P12">&gt;} </text:p>
      <text:p text:style-name="P12"/>
      <text:p text:style-name="P28">Para ver se a fun<text:span text:style-name="T6">cao foi criada ==&gt; </text:span><text:span text:style-name="T3">typeset -f</text:span></text:p>
      <text:p text:style-name="P16"/>
      <text:p text:style-name="P56"/>
      <text:p text:style-name="P35">Arquivos de configuração</text:p>
      <text:p text:style-name="P35"/>
      <text:p text:style-name="P30">Variáveis de ambiente, funções e aliases podem ser configurados automaticamente pelo bash com o uso de alguns arquivos de configuração, de modo a definir o ambiente operacional ao iniciar o sistema.</text:p>
      <text:p text:style-name="P30">Cada arquivo de configuração tem um escopo e momento de uso defiidos, e o arquivo usado depende do método usado para iniciar o bash.Há três formas de se iniciar o bash:</text:p>
      <text:p text:style-name="P30">-Como um shell de login padrão na inicialização;</text:p>
      <text:p text:style-name="P30">-Como um shell interativo que não é o shell de login;</text:p>
      <text:p text:style-name="P30">-Como um shell não-interativo para rodar um scripr<text:span text:style-name="T7">t</text:span></text:p>
      <text:p text:style-name="P30"/>
      <text:p text:style-name="P33">Criando um Script</text:p>
      <text:p text:style-name="P33"/>
      <text:p text:style-name="P34">1° Passo</text:p>
      <text:p text:style-name="P31">Adicione #!/bin/bash<text:tab/><text:tab/>Estou especificando qual bash o script sera executado</text:p>
      <text:p text:style-name="P31"/>
      <text:p text:style-name="P31">Agora coloque o que voce deseja que o script realize </text:p>
      <text:p text:style-name="P31"/>
      <text:p text:style-name="P32">#!/bin/bash <text:s text:c="68"/></text:p>
      <text:p text:style-name="P32">cd ~ <text:s text:c="78"/></text:p>
      <text:p text:style-name="P32">cd pastaEstudos/ <text:s text:c="58"/></text:p>
      <text:p text:style-name="P32">cd TrabalhosFaculdade/ <text:s text:c="47"/></text:p>
      <text:p text:style-name="P32">cd Banco\ de\ Dados/ <text:s text:c="51"/></text:p>
      <text:p text:style-name="P32">java -jar brModelo.jar &amp; <text:s text:c="46"/></text:p>
      <text:p text:style-name="P32">echo "Foi aberto o programa BrModelo com Sucesso"</text:p>
      <text:p text:style-name="P32">~ <text:s text:c="84"/></text:p>
      <text:p text:style-name="P36"/>
      <text:p text:style-name="P55"/>
      <text:p text:style-name="P43">2° Passo</text:p>
      <text:p text:style-name="P37">Agora de permissão para execucao do script</text:p>
      <text:p text:style-name="P37"/>
      <text:p text:style-name="P37">==&gt; <text:span text:style-name="T2">chmod a+x meuScript.sh <text:s text:c="13"/>ou <text:tab/><text:tab/><text:tab/>chmod 7</text:span><text:span text:style-name="T4">5</text:span><text:span text:style-name="T2">5 meuScript.sh</text:span></text:p>
      <text:p text:style-name="P43"/>
      <text:p text:style-name="P43">3° Passo</text:p>
      <text:p text:style-name="P37">Para executar</text:p>
      <text:p text:style-name="P37"><text:span text:style-name="T8">caminho do script </text:span>meuScript.sh</text:p>
      <text:p text:style-name="P37"/>
      <text:p text:style-name="P37"/>
      <text:p text:style-name="P44"><text:soft-page-break/>Usando variaveis de ambiente</text:p>
      <text:p text:style-name="P44"/>
      <text:p text:style-name="P54">#!/bin/bash <text:s text:c="40"/></text:p>
      <text:p text:style-name="P54"># Informações sobre o usuario <text:s text:c="8"/></text:p>
      <text:p text:style-name="P54">echo “Usuario”: $USER” <text:s text:c="16"/></text:p>
      <text:p text:style-name="P54">echo “Diretorio Home: $HOME” <text:s text:c="2"/></text:p>
      <text:p text:style-name="P54">echo “UID do usuario: $UID” <text:s text:c="7"/></text:p>
      <text:p text:style-name="P54"/>
      <text:p text:style-name="P45"/>
      <text:p text:style-name="P44">Usando variaveis de Usuario</text:p>
      <text:p text:style-name="P44"/>
      <text:p text:style-name="P38">Voce pode criar suas próprias variáveis dentro de um script. Variaveis de usuário podem conter até 20 caracterrers no nome, e são <text:span text:style-name="T9">case-sensitive.</text:span> O shell determina automaticamente o tipo das variaveis criadas. As variaveis criadas pelo usuário sao deslocadas quando termina a execucao do script.</text:p>
      <text:p text:style-name="P38"/>
      <text:p text:style-name="P46">Redirecionar saída de comandos a variáveis</text:p>
      <text:p text:style-name="P46"/>
      <text:p text:style-name="P47">Usando crases (backtick’)</text:p>
      <text:p text:style-name="P39">As crases permitem atibuir a saída de um comando do shell a uma variavel.</text:p>
      <text:p text:style-name="P39">O comando todo deve estar entre crases:</text:p>
      <text:p text:style-name="P39"/>
      <text:p text:style-name="P39">dia=<text:span text:style-name="T12">`date` <text:s text:c="3"/></text:span><text:span text:style-name="T5">Obs: Shift + `(ao lado da tecla P)</text:span></text:p>
      <text:p text:style-name="P39">echo “A data é $dia”</text:p>
      <text:p text:style-name="P39"/>
      <text:p text:style-name="P48">Redirecionamento de Entrada e Saida</text:p>
      <text:p text:style-name="P48"/>
      <text:p text:style-name="P49">Redirecionamento de Saida</text:p>
      <text:p text:style-name="P40">O mais comum é enviar a saída de um comando para um arquivo.Para isso, use o simbolo &gt;</text:p>
      <text:p text:style-name="P40">Comando &gt; arquivo_saida</text:p>
      <text:p text:style-name="P49">ls &gt; arq.txt</text:p>
      <text:p text:style-name="P49"/>
      <text:p text:style-name="P40">Caso queira acrecentar a saídae um comando a um arquivo em vez de sobrescrevê-lo, use o símbolo duplo &gt;&gt;</text:p>
      <text:p text:style-name="P49">date &gt;&gt; arq.txt</text:p>
      <text:p text:style-name="P49"/>
      <text:p text:style-name="P40"/>
      <text:p text:style-name="P50">Redirecionamento de Entrada</text:p>
      <text:p text:style-name="P41">Em vez de redirecionar a saída de um comando para um arquivo, é possivel tomar o conteudo de um arquivo e redirecioná-lo para um comando.Para isso , use o simbolo &lt;</text:p>
      <text:p text:style-name="P41">comando &lt; arquivo_entrada</text:p>
      <text:p text:style-name="P50">wc &lt; arq.txt</text:p>
      <text:p text:style-name="P50"/>
      <text:p text:style-name="P50">Redirecionamento de Entrada Inline</text:p>
      <text:p text:style-name="P41">Com este método é possivel especificar os dados para redirecionamento na linha de comando em vez de um arquivo.</text:p>
      <text:p text:style-name="P41">O simbolo de rederecionamento de entrada inline é o <text:span text:style-name="T2">&lt;&lt;. </text:span>Voce tambem deve especificar um marcador de texto que delineie o inicio e o fim dos dados usados para entrada:</text:p>
      <text:p text:style-name="P50"><text:tab/></text:p>
      <text:p text:style-name="P50"/>
      <text:p text:style-name="P50"><text:soft-page-break/><text:tab/>wc &lt;&lt; EOF</text:p>
      <text:p text:style-name="P50"><text:tab/>&gt; linha de texto 1</text:p>
      <text:p text:style-name="P50"><text:tab/>&gt; linha de texto 2</text:p>
      <text:p text:style-name="P50"><text:tab/>EOF</text:p>
      <text:p text:style-name="P39"/>
      <text:p text:style-name="P39"/>
      <text:p text:style-name="P51">Calculos Matematicos no BASH</text:p>
      <text:p text:style-name="P51"/>
      <text:p text:style-name="P42">É possivel realizar cálculos matematicos diretamente no bash,e atribuir o resultado de uma operação a uma variavel. Para isso, englobe a equação usando um cofrão e colchetes variável=$[ operacao ]</text:p>
      <text:p text:style-name="P42"/>
      <text:p text:style-name="P42">Exemplo:</text:p>
      <text:p text:style-name="P52">var1=$[2+6]</text:p>
      <text:p text:style-name="P53">echo $var1</text:p>
      <text:p text:style-name="P53">var2=$[var1 * 2]</text:p>
      <text:p text:style-name="P53">echo $var2</text:p>
      <text:p text:style-name="P51"/>
      <text:p text:style-name="P51"/>
      <text:p text:style-name="P59">Usando a calculadora do BASH – bc</text:p>
      <text:p text:style-name="P59"/>
      <text:p text:style-name="P71">A calculadora do bash é na verdade uma linguagem de programação que permite executar expressões de ponti flutuante no terminal.</text:p>
      <text:p text:style-name="P71">Ele reconhece:</text:p>
      <text:list xml:id="list3772741067402862698" text:style-name="L2">
        <text:list-item>
          <text:p text:style-name="P72">Números inteiros e FP</text:p>
        </text:list-item>
        <text:list-item>
          <text:p text:style-name="P72">Variaveis simples e arrays</text:p>
        </text:list-item>
        <text:list-item>
          <text:p text:style-name="P72">Comentarios estilo “C” (/* */)</text:p>
        </text:list-item>
        <text:list-item>
          <text:p text:style-name="P72">Expressões</text:p>
        </text:list-item>
        <text:list-item>
          <text:p text:style-name="P72">Declarações condicionais if-then</text:p>
        </text:list-item>
        <text:list-item>
          <text:p text:style-name="P72">Funções</text:p>
        </text:list-item>
      </text:list>
      <text:p text:style-name="P71"/>
      <text:p text:style-name="P71">Para acessar a calculadora do bash digite no shell o comando:</text:p>
      <text:p text:style-name="P60">==&gt; bc</text:p>
      <text:p text:style-name="P60"/>
      <text:p text:style-name="P71">Voce entrara no modo interativo da calculadora.Digite então as expressões que deseja calcular e pressione Enter</text:p>
      <text:p text:style-name="P71">Para sair da calculadora, digite:</text:p>
      <text:p text:style-name="P71">==&gt;<text:span text:style-name="T2">quit</text:span></text:p>
      <text:p text:style-name="P71"><text:span text:style-name="T2"/></text:p>
      <text:p text:style-name="P73"><text:span text:style-name="T2">Aritmetica de Ponto flutuante na Calculadora bc</text:span></text:p>
      <text:p text:style-name="P73"><text:span text:style-name="T2"/></text:p>
      <text:p text:style-name="P71">É controlada pela variavel especial <text:span text:style-name="T2">scale. </text:span>Voce configura seu valor para o numero desejado de casas decimais que necessita nos resultados.</text:p>
      <text:p text:style-name="P71">Por padrão, a variavel <text:span text:style-name="T2">scale </text:span>vem definida com valor zero(0).</text:p>
      <text:p text:style-name="P71"/>
      <text:p text:style-name="P71"/>
      <text:p text:style-name="P74"><text:span text:style-name="T2">Usando a calculadora bc em Scripts</text:span></text:p>
      <text:p text:style-name="P74"><text:span text:style-name="T2"/></text:p>
      <text:p text:style-name="P75"><text:soft-page-break/>Para usar a bc em scripts, use a crase(backtic `)<text:span text:style-name="T2">Shift + tecla ao lado do P </text:span>para rodar o comando e atribuir seu valor a uma variavel:</text:p>
      <text:p text:style-name="P75">variavel=`echo “variaveis;expressao” | bc`</text:p>
      <text:p text:style-name="P75"/>
      <text:p text:style-name="P75">Exemplo – Digite os comandos a seguir no terminal:</text:p>
      <text:p text:style-name="P75">var1=`echo “scale=2;2/5” | bc`</text:p>
      <text:p text:style-name="P75">echo “Resultado:$var”</text:p>
      <text:p text:style-name="P75"/>
      <text:p text:style-name="P61">Exemplo: [Eduardoaf@lntb-tel110975 ~]$ var1=`echo "scale=1; 2/5" | bc`</text:p>
      <text:p text:style-name="P61">[Eduardoaf@lntb-tel110975 ~]$ echo "Resultado: $var1"</text:p>
      <text:p text:style-name="P61">Resultado: .4</text:p>
      <text:p text:style-name="P61"/>
      <text:p text:style-name="P61">==&gt; <text:span text:style-name="T1">Criando script para calculos simples</text:span></text:p>
      <text:p text:style-name="P61"><text:span text:style-name="T1"/></text:p>
      <text:p text:style-name="P61">#!/bin/bash</text:p>
      <text:p text:style-name="P61">var1=100</text:p>
      <text:p text:style-name="P61">var2=30</text:p>
      <text:p text:style-name="P61">var3=`echo "scale=4; $var1 <text:s/>/ $var2" | bc`</text:p>
      <text:p text:style-name="P61">echo "Resultado: $var3" </text:p>
      <text:p text:style-name="P61"/>
      <text:p text:style-name="P76">Essa tecnica funciona bem para calculos simples, mas em calculos mais complexos é recomendavel usar a técnica do redirecionamento de entrada inline.</text:p>
      <text:p text:style-name="P76"/>
      <text:p text:style-name="P77"/>
      <text:p text:style-name="P62">Status de Saida de Comandos</text:p>
      <text:p text:style-name="P62"/>
      <text:p text:style-name="P78">Cada comando que roda no Shell usa um valor de status de saida para indicar ao shell que o processamento terminou. O status de saida é um inteiro entre 0 e 255</text:p>
      <text:p text:style-name="P78">A variavel especial <text:span text:style-name="T2">$? </text:span>armazena o valor do status de saida do ultimo comando executado.</text:p>
      <text:p text:style-name="P78">O status de saida de um comando executado com sucesso é 0(zero);se houver algum erro, sera um inteiro positivo.</text:p>
      <text:p text:style-name="P6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6">Codigo</text:p>
          </table:table-cell>
          <table:table-cell table:style-name="Table1.B1" office:value-type="string">
            <text:p text:style-name="P86">Siginificado</text:p>
          </table:table-cell>
        </table:table-row>
        <table:table-row>
          <table:table-cell table:style-name="Table1.A2" office:value-type="string">
            <text:p text:style-name="P88">0</text:p>
          </table:table-cell>
          <table:table-cell table:style-name="Table1.B2" office:value-type="string">
            <text:p text:style-name="P88">Comando completado com sucesso</text:p>
          </table:table-cell>
        </table:table-row>
        <table:table-row>
          <table:table-cell table:style-name="Table1.A2" office:value-type="string">
            <text:p text:style-name="P88">1</text:p>
          </table:table-cell>
          <table:table-cell table:style-name="Table1.B2" office:value-type="string">
            <text:p text:style-name="P88">Erro geral desconhecido</text:p>
          </table:table-cell>
        </table:table-row>
        <table:table-row>
          <table:table-cell table:style-name="Table1.A2" office:value-type="string">
            <text:p text:style-name="P88">126</text:p>
          </table:table-cell>
          <table:table-cell table:style-name="Table1.B2" office:value-type="string">
            <text:p text:style-name="P88">O comando não pode ser executado(permissoes)</text:p>
          </table:table-cell>
        </table:table-row>
        <table:table-row>
          <table:table-cell table:style-name="Table1.A2" office:value-type="string">
            <text:p text:style-name="P88">127</text:p>
          </table:table-cell>
          <table:table-cell table:style-name="Table1.B2" office:value-type="string">
            <text:p text:style-name="P88">Comando não encontrado</text:p>
          </table:table-cell>
        </table:table-row>
        <table:table-row>
          <table:table-cell table:style-name="Table1.A2" office:value-type="string">
            <text:p text:style-name="P88">130</text:p>
          </table:table-cell>
          <table:table-cell table:style-name="Table1.B2" office:value-type="string">
            <text:p text:style-name="P88">Comando finalizado com Ctrl + C</text:p>
          </table:table-cell>
        </table:table-row>
      </table:table>
      <text:p text:style-name="P76"/>
      <text:p text:style-name="P78">Para ver o codigo de status de um comando, digite <text:span text:style-name="T2">echo $? </text:span>logo apos o termino de sua execução.</text:p>
      <text:p text:style-name="P78"/>
      <text:p text:style-name="P63">Comando exit</text:p>
      <text:p text:style-name="P63"/>
      <text:p text:style-name="P79">Por padrao, seu shell script finaliza com o status de saida do ultimo comando executado no script.</text:p>
      <text:p text:style-name="P79">É possivel alterar esse comportamento para retornar seu proprio codigo do status.</text:p>
      <text:p text:style-name="P79">O comando <text:span text:style-name="T9">exit</text:span> permite especificar um status de saida quando o script finaliza.</text:p>
      <text:p text:style-name="P63"><text:soft-page-break/>Comando Estruturados</text:p>
      <text:p text:style-name="P63"/>
      <text:p text:style-name="P64">Decisao condicional: If-Then</text:p>
      <text:p text:style-name="P64"/>
      <text:p text:style-name="P64">Sintaxe:</text:p>
      <text:p text:style-name="P79"/>
      <text:p text:style-name="P79">if comando</text:p>
      <text:p text:style-name="P79">then</text:p>
      <text:p text:style-name="P79"><text:tab/>comandos</text:p>
      <text:p text:style-name="P79">fi</text:p>
      <text:p text:style-name="P79"/>
      <text:p text:style-name="P64">ou</text:p>
      <text:p text:style-name="P79"/>
      <text:p text:style-name="P79">if comando;then</text:p>
      <text:p text:style-name="P79"><text:tab/>comandos</text:p>
      <text:p text:style-name="P79">fi</text:p>
      <text:p text:style-name="P79"/>
      <text:p text:style-name="P65"/>
      <text:p text:style-name="P65">Decisão condicional: If-Then-Else</text:p>
      <text:p text:style-name="P65"/>
      <text:p text:style-name="P80">if comando</text:p>
      <text:p text:style-name="P80">then</text:p>
      <text:p text:style-name="P80"><text:tab/>comandos</text:p>
      <text:p text:style-name="P80">else</text:p>
      <text:p text:style-name="P80"><text:tab/>comandos</text:p>
      <text:p text:style-name="P80">fi</text:p>
      <text:p text:style-name="P80"/>
      <text:p text:style-name="P81"/>
      <text:p text:style-name="P66">Condicional if aninhado</text:p>
      <text:p text:style-name="P66"/>
      <text:p text:style-name="P81">As vezes é necessario verificar varias situacoes relacionadas em seu script.</text:p>
      <text:p text:style-name="P81">Em vez de ter de escrever declaracooes if-then separadas, voce pode usar uma versão alternativa da seção <text:span text:style-name="T2">else, </text:span>chamada <text:span text:style-name="T2">elif.</text:span></text:p>
      <text:p text:style-name="P81">O elif continua uma seção else com outra declaração if-then.</text:p>
      <text:p text:style-name="P81">O shell executara as declaracoes <text:span text:style-name="T2">if </text:span>em ordem, e apenas a primeira que retornar status de saida <text:span text:style-name="T2">0 </text:span>tera a secao <text:span text:style-name="T2">then </text:span>correspondente executada.</text:p>
      <text:p text:style-name="P81"/>
      <text:p text:style-name="P67">Sintaxe:</text:p>
      <text:p text:style-name="P67"/>
      <text:p text:style-name="P82">if comando1</text:p>
      <text:p text:style-name="P82">then</text:p>
      <text:p text:style-name="P82"><text:tab/>comandos</text:p>
      <text:p text:style-name="P82">elif comando2</text:p>
      <text:p text:style-name="P82">then<text:tab/></text:p>
      <text:p text:style-name="P82"><text:tab/>comandos2</text:p>
      <text:p text:style-name="P82">elif comandos3</text:p>
      <text:p text:style-name="P82">then</text:p>
      <text:p text:style-name="P82"><text:tab/>comandos3</text:p>
      <text:p text:style-name="P82">else</text:p>
      <text:p text:style-name="P82"><text:soft-page-break/><text:tab/>comandos-else</text:p>
      <text:p text:style-name="P82">fi</text:p>
      <text:p text:style-name="P82"/>
      <text:p text:style-name="P82"/>
      <text:p text:style-name="P68">Comando test</text:p>
      <text:p text:style-name="P68"/>
      <text:p text:style-name="P83">A declaraçao if-then nao consegue avaliar nehuma condicao que nao seja o codigo de status de saida de <text:s/>um comando.</text:p>
      <text:p text:style-name="P83">Porem é possivel avaliar outras condicoes usando o comando <text:span text:style-name="T10">test</text:span><text:span text:style-name="T2"> </text:span>em uma <text:span text:style-name="T13">declaracão </text:span><text:span text:style-name="T11">if-then.</text:span></text:p>
      <text:p text:style-name="P84">O comando <text:span text:style-name="T10">test</text:span> avalia uma condicao, e se ele retornar <text:span text:style-name="T9">true</text:span> (V), o comando <text:span text:style-name="T9">test</text:span> retorna codigo de status de saida igual a zero; caso contrario, retorna status de saida igual a 1</text:p>
      <text:p text:style-name="P84"/>
      <text:p text:style-name="P69">Sintaxe:</text:p>
      <text:p text:style-name="P69"/>
      <text:p text:style-name="P69">if test condicao</text:p>
      <text:p text:style-name="P69">then</text:p>
      <text:p text:style-name="P69">comandos</text:p>
      <text:p text:style-name="P69">fi</text:p>
      <text:p text:style-name="P84"/>
      <text:p text:style-name="P84">O shell bash fornece uma maneira alternativa de declarar o comando test com o if-Then:</text:p>
      <text:p text:style-name="P69"/>
      <text:p text:style-name="P69">if [ condicao ]</text:p>
      <text:p text:style-name="P69">then</text:p>
      <text:p text:style-name="P69">comandos</text:p>
      <text:p text:style-name="P69">fi</text:p>
      <text:p text:style-name="P84"/>
      <text:p text:style-name="P84">Os colchetes definem a condicao usada pelo test; deve haver espaços antes e depois da condicao</text:p>
      <text:p text:style-name="P84"/>
      <text:p text:style-name="P84">O comando test pode avaliar tres classes de condicoes</text:p>
      <text:p text:style-name="P84"/>
      <text:list xml:id="list4480916736673153127" text:style-name="L3">
        <text:list-item>
          <text:p text:style-name="P85">Comparacoes numericas</text:p>
        </text:list-item>
        <text:list-item>
          <text:p text:style-name="P85">Comparacoes de Strings</text:p>
        </text:list-item>
        <text:list-item>
          <text:p text:style-name="P85">Comparacoes de Arquivos</text:p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87">Comparação</text:p>
          </table:table-cell>
          <table:table-cell table:style-name="Table2.B1" office:value-type="string">
            <text:p text:style-name="P87">Descrição</text:p>
          </table:table-cell>
        </table:table-row>
        <table:table-row>
          <table:table-cell table:style-name="Table2.A2" office:value-type="string">
            <text:p text:style-name="P90">N1 -eq N2</text:p>
          </table:table-cell>
          <table:table-cell table:style-name="Table2.B2" office:value-type="string">
            <text:p text:style-name="P89">Verifica se N1 é igual a N2</text:p>
          </table:table-cell>
        </table:table-row>
        <table:table-row>
          <table:table-cell table:style-name="Table2.A2" office:value-type="string">
            <text:p text:style-name="P89">N1 -ge N2</text:p>
          </table:table-cell>
          <table:table-cell table:style-name="Table2.B2" office:value-type="string">
            <text:p text:style-name="P89">Verifica se N1 é maior ou igual a N2</text:p>
          </table:table-cell>
        </table:table-row>
        <table:table-row>
          <table:table-cell table:style-name="Table2.A2" office:value-type="string">
            <text:p text:style-name="P89">N1 -gt N2</text:p>
          </table:table-cell>
          <table:table-cell table:style-name="Table2.B2" office:value-type="string">
            <text:p text:style-name="P89">Verifica se N1 é maior do que N2</text:p>
          </table:table-cell>
        </table:table-row>
        <table:table-row>
          <table:table-cell table:style-name="Table2.A2" office:value-type="string">
            <text:p text:style-name="P89">N1 -le N2</text:p>
          </table:table-cell>
          <table:table-cell table:style-name="Table2.B2" office:value-type="string">
            <text:p text:style-name="P90">Verifica se N1 é menor ou igual a N2</text:p>
          </table:table-cell>
        </table:table-row>
        <table:table-row>
          <table:table-cell table:style-name="Table2.A2" office:value-type="string">
            <text:p text:style-name="P89">N1 -lt N2</text:p>
          </table:table-cell>
          <table:table-cell table:style-name="Table2.B2" office:value-type="string">
            <text:p text:style-name="P90">Verifica se N1 é menor do que N2</text:p>
          </table:table-cell>
        </table:table-row>
        <table:table-row>
          <table:table-cell table:style-name="Table2.A2" office:value-type="string">
            <text:p text:style-name="P89">N1 -ne N2</text:p>
          </table:table-cell>
          <table:table-cell table:style-name="Table2.B2" office:value-type="string">
            <text:p text:style-name="P90">Verifica se N1 é diferente de N2</text:p>
          </table:table-cell>
        </table:table-row>
      </table:table>
      <text:p text:style-name="P84"/>
      <text:p text:style-name="P70">O comando test nao suporta aritmetica de ponto flutu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4:49:45.200682988</meta:creation-date>
    <dc:date>2019-03-11T11:22:45.422138776</dc:date>
    <meta:editing-duration>PT3H17M38S</meta:editing-duration>
    <meta:editing-cycles>10</meta:editing-cycles>
    <meta:generator>LibreOffice/5.1.6.2.0$Linux_X86_64 LibreOffice_project/10$Build-2</meta:generator>
    <meta:document-statistic meta:table-count="2" meta:image-count="0" meta:object-count="0" meta:page-count="8" meta:paragraph-count="249" meta:word-count="1707" meta:character-count="10895" meta:non-whitespace-character-count="8879"/>
  </office:meta>
</office:document-meta>
</file>